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mm"/>
    </style:style>
    <style:style style:name="co2" style:family="table-column">
      <style:table-column-properties fo:break-before="auto" style:column-width="48.42mm"/>
    </style:style>
    <style:style style:name="co3" style:family="table-column">
      <style:table-column-properties fo:break-before="auto" style:column-width="56.09mm"/>
    </style:style>
    <style:style style:name="ro1" style:family="table-row">
      <style:table-row-properties style:row-height="5.56mm" fo:break-before="auto" style:use-optimal-row-height="true"/>
    </style:style>
    <style:style style:name="ro2" style:family="table-row">
      <style:table-row-properties style:row-height="5.56mm" fo:break-before="auto" style:use-optimal-row-height="false"/>
    </style:style>
    <style:style style:name="ta1" style:family="table" style:master-page-name="PageStyle_5f_product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roduc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price</text:p>
          </table:table-cell>
          <table:table-cell table:style-name="ce1" office:value-type="string" calcext:value-type="string">
            <text:p>active</text:p>
          </table:table-cell>
          <table:table-cell table:number-columns-repeated="1019"/>
        </table:table-row>
        <table:table-row table:style-name="ro1">
          <table:table-cell table:style-name="ce1" office:value-type="float" office:value="13" calcext:value-type="float">
            <text:p>13</text:p>
          </table:table-cell>
          <table:table-cell table:style-name="ce1" office:value-type="string" calcext:value-type="string">
            <text:p>Absolut Raw 1L</text:p>
          </table:table-cell>
          <table:table-cell table:style-name="ce1" office:value-type="string" calcext:value-type="string">
            <text:p>Introducing Absolut Raw, a traveler’s exclusive that explores a new approach to making vodka. Designed by our Master Blender, Absolut Raw is cut differently where our unique process ensures a crisp character with a raw edge. Delicately paper-wrapped by hand, in the village of Åhus, Sweden.</text:p>
          </table:table-cell>
          <table:table-cell table:style-name="ce1" office:value-type="float" office:value="49.95" calcext:value-type="float">
            <text:p>49.95</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14" calcext:value-type="float">
            <text:p>14</text:p>
          </table:table-cell>
          <table:table-cell table:style-name="ce1" office:value-type="string" calcext:value-type="string">
            <text:p>Absolut 100 1L</text:p>
          </table:table-cell>
          <table:table-cell table:style-name="ce1" office:value-type="string" calcext:value-type="string">
            <text:p>Absolut 100 is an intense, yet exceptionally smooth super premium vodka. Even a small amount gives the total Absolut 100 experience. The stylish black bottle stands out from the ordinary, enhancing the luxurious treat.</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15" calcext:value-type="float">
            <text:p>15</text:p>
          </table:table-cell>
          <table:table-cell table:style-name="ce1" office:value-type="string" calcext:value-type="string">
            <text:p>Absolut Apeach 1L</text:p>
          </table:table-cell>
          <table:table-cell table:style-name="ce1" office:value-type="string" calcext:value-type="string">
            <text:p>Absolut Apeach was introduced in 2005. It soon found its following around the world, both in Asia where the peach fruit is originally from, and in Sweden where Absolut is from. (By the way, Absolut also found some devotees in the countries in between).</text:p>
          </table:table-cell>
          <table:table-cell table:style-name="ce1" office:value-type="float" office:value="55.49" calcext:value-type="float">
            <text:p>55.4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16" calcext:value-type="float">
            <text:p>16</text:p>
          </table:table-cell>
          <table:table-cell table:style-name="ce1" office:value-type="string" calcext:value-type="string">
            <text:p>Absolut Äpple 1L</text:p>
          </table:table-cell>
          <table:table-cell table:style-name="ce1" office:value-type="string" calcext:value-type="string">
            <text:p>Absolut Äpple was introduced in 2011. The flavor is based on ripen red apple and ginger and in combination with a fruity and naturally sweet taste. It might be the reason behind the instant world wide success.</text:p>
          </table:table-cell>
          <table:table-cell table:style-name="ce1" office:value-type="float" office:value="55.99" calcext:value-type="float">
            <text:p>55.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17" calcext:value-type="float">
            <text:p>17</text:p>
          </table:table-cell>
          <table:table-cell table:style-name="ce1" office:value-type="string" calcext:value-type="string">
            <text:p>Absolut Berri AçaÍ 1L</text:p>
          </table:table-cell>
          <table:table-cell table:style-name="ce1" office:value-type="string" calcext:value-type="string">
            <text:p>Imagine a sensory encounter with the perfect mix of berry flavors. Fresh blueberry flavor native to Europe and North America, fruity pomegranate from Southwest Asia, and smooth açai from South America. Now imagine these blended with premium vodka. And served chilled over ice.</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18" calcext:value-type="float">
            <text:p>18</text:p>
          </table:table-cell>
          <table:table-cell table:style-name="ce1" office:value-type="string" calcext:value-type="string">
            <text:p>Absolut Cherrys 1L</text:p>
          </table:table-cell>
          <table:table-cell table:style-name="ce1" office:value-type="string" calcext:value-type="string">
            <text:p>The true taste of sun-ripe cherries, fresh white cranberry and sweet plum. When we were to launch Absolut Cherrys in the US in May 2012, someone said: “Its taste is so multi-dimensional, that you can make a sophisticated drink just by adding one ingredient.” This is true, which makes Absolut Cherrys incredibly easy to mix.</text:p>
          </table:table-cell>
          <table:table-cell table:style-name="ce1" office:value-type="float" office:value="39.49" calcext:value-type="float">
            <text:p>39.4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19" calcext:value-type="float">
            <text:p>19</text:p>
          </table:table-cell>
          <table:table-cell table:style-name="ce1" office:value-type="string" calcext:value-type="string">
            <text:p>Absolut Cilantro 1L</text:p>
          </table:table-cell>
          <table:table-cell table:style-name="ce1" office:value-type="string" calcext:value-type="string">
            <text:p>Absolut Cilantro is a contemporary new flavored vodka alive with aromatic cilantro and vibrant lime. Taking its inspiration from Latin American kitchens, Absolut Cilantro bursts onto the scene with a taste that’s smooth, fresh and unforgettable. Made from all natural flavors with no added sugar, it is versatile and easy to mix. Perfect for summer socializing.</text:p>
          </table:table-cell>
          <table:table-cell table:style-name="ce1" office:value-type="float" office:value="49.59" calcext:value-type="float">
            <text:p>49.5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0" calcext:value-type="float">
            <text:p>20</text:p>
          </table:table-cell>
          <table:table-cell table:style-name="ce1" office:value-type="string" calcext:value-type="string">
            <text:p>Absolut Citron 1L</text:p>
          </table:table-cell>
          <table:table-cell table:style-name="ce1" office:value-type="string" calcext:value-type="string">
            <text:p>Absolut Citron was good news for “vodka on the rocks with a twist of lemon” fans back in the 80’s (and there were lots of them). More specifically Absolut Citron was launched in 1988, nine years after Absolut Original and two years after the first flavored family member Absolut Peppar. The success was major among the twist-of-lemon-people, but it also became the main ingredient in the blockbuster drink “Cosmopolitan”.</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1" calcext:value-type="float">
            <text:p>21</text:p>
          </table:table-cell>
          <table:table-cell table:style-name="ce1" office:value-type="string" calcext:value-type="string">
            <text:p>Absolut Elyx 1L</text:p>
          </table:table-cell>
          <table:table-cell table:style-name="ce1" office:value-type="string" calcext:value-type="string">
            <text:p>Absolut Elyx is a true luxury vodka, built on the principles of quality, integrity and craftsmanship, manually distilled in a copper still. The result is an award winning vodka with a rich and smooth mouth feel. We call it liquid silk. Perfect for your martinis or even on the rocks.</text:p>
          </table:table-cell>
          <table:table-cell table:style-name="ce1" office:value-type="float" office:value="39.49" calcext:value-type="float">
            <text:p>39.4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2" calcext:value-type="float">
            <text:p>22</text:p>
          </table:table-cell>
          <table:table-cell table:style-name="ce1" office:value-type="string" calcext:value-type="string">
            <text:p>Absolut Extrakt 1L</text:p>
          </table:table-cell>
          <table:table-cell table:style-name="ce1" office:value-type="string" calcext:value-type="string">
            <text:p>Absolut Extrakt is a bold, yet delicious shot combining superb Absolut Vodka with a spiced warm flavor of green cardamom and other secret ingredients. It is celebrating our Swedish heritage by bringing a modern take of the traditional Swedish “snaps”.</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3" calcext:value-type="float">
            <text:p>23</text:p>
          </table:table-cell>
          <table:table-cell table:style-name="ce1" office:value-type="string" calcext:value-type="string">
            <text:p>Absolut GrÄpe 1L</text:p>
          </table:table-cell>
          <table:table-cell table:style-name="ce1" office:value-type="string" calcext:value-type="string">
            <text:p>Introduced in January 2012, Absolut Gräpe is the latest flavor in the Absolut family. Absolut Gräpe is incredibly easy to mix and is made from all-natural ingredients and contains no sugar. The combination of white grape, dragon fruit and papaya makes Absolut Gräpe so multi-dimensional, that you can make a sophisticated drink just by adding one ingredient.</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4" calcext:value-type="float">
            <text:p>24</text:p>
          </table:table-cell>
          <table:table-cell table:style-name="ce1" office:value-type="string" calcext:value-type="string">
            <text:p>Absolut Hibiskus 1L</text:p>
          </table:table-cell>
          <table:table-cell table:style-name="ce1" office:value-type="string" calcext:value-type="string">
            <text:p>Absolut Hibiskus is a premium floral flavored vodka with rich aromas of hibiscus and pomegranate. An exceptionally innovative flavored vodka leading contemporary cocktail culture in unexpected directions. Easy to mix. All natural ingredients. Exceptional drinks.</text:p>
          </table:table-cell>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5" calcext:value-type="float">
            <text:p>25</text:p>
          </table:table-cell>
          <table:table-cell table:style-name="ce1" office:value-type="string" calcext:value-type="string">
            <text:p>Absolut Kurant 1L</text:p>
          </table:table-cell>
          <table:table-cell table:style-name="ce1" office:value-type="string" calcext:value-type="string">
            <text:p>The story behind the name Absolut Kurant is black currant, a typical Swedish berry from which the flavor is taken. When launched in 1992 it was a tribute to the Swedish origin of Absolut Vodka. Originally it was even supposed to be called Absolut Vinbär since the Swedish word for black currant is vinbär. Only thing was that the English pronunciation would have been wine bar.</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6" calcext:value-type="float">
            <text:p>26</text:p>
          </table:table-cell>
          <table:table-cell table:style-name="ce1" office:value-type="string" calcext:value-type="string">
            <text:p>Absolut Lime 1L</text:p>
          </table:table-cell>
          <table:table-cell table:style-name="ce1" office:value-type="string" calcext:value-type="string">
            <text:p>Absolut Lime is the latest addition to the core range of flavors. An instant classic, this citrus sibling arrives almost 30 years after the launch of Absolut Citron. With its fresh, balanced taste of natural Lime flavor and iconic frosted bottle, Absolut Lime perfectly complements the range as a key ingredient in many of today’s classic drinks with a refreshing twist.</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7" calcext:value-type="float">
            <text:p>27</text:p>
          </table:table-cell>
          <table:table-cell table:style-name="ce1" office:value-type="string" calcext:value-type="string">
            <text:p>Absolut Mandrin 1L</text:p>
          </table:table-cell>
          <table:table-cell table:style-name="ce1" office:value-type="string" calcext:value-type="string">
            <text:p>Absolut Mandrin was launched in 1999, 20 years after Absolut Vodka. It’s the fourth flavored Absolut product after Absolut Peppar, Absolut Citron and Absolut Kurant. And since mandarin and orange are among the most popular flavors in the world, Absolut Mandrin was received with the same enthusiasm as the rest of the family members.</text:p>
          </table:table-cell>
          <table:table-cell table:style-name="ce1" office:value-type="float" office:value="49.49" calcext:value-type="float">
            <text:p>49.4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8" calcext:value-type="float">
            <text:p>28</text:p>
          </table:table-cell>
          <table:table-cell table:style-name="ce1" office:value-type="string" calcext:value-type="string">
            <text:p>Absolut Mango 1L</text:p>
          </table:table-cell>
          <table:table-cell table:style-name="ce1" office:value-type="string" calcext:value-type="string">
            <text:p>Just as fellow flavor Absolut Pears, Absolut Mango was introduced in 2007. The flavor, quite obviously, is based on mango – a word that’s more or less the same world wide. That in combination with the juicy taste, might very well be the reason behind the instant world wide success.</text:p>
          </table:table-cell>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29" calcext:value-type="float">
            <text:p>29</text:p>
          </table:table-cell>
          <table:table-cell table:style-name="ce1" office:value-type="string" calcext:value-type="string">
            <text:p>Oak by Absolut 1L</text:p>
          </table:table-cell>
          <table:table-cell table:style-name="ce1" office:value-type="string" calcext:value-type="string">
            <text:p>Introducing Oak by Absolut: Vodka rested on oak. Forget what you know about vodka. Oak by Absolut is a daring new spirit born by breaking the rules. Its smoothness and depth of flavour from resting on oak shatters expectations the world has about vodka.</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0" calcext:value-type="float">
            <text:p>30</text:p>
          </table:table-cell>
          <table:table-cell table:style-name="ce1" office:value-type="string" calcext:value-type="string">
            <text:p>Absolut Pears 1L</text:p>
          </table:table-cell>
          <table:table-cell table:style-name="ce1" office:value-type="string" calcext:value-type="string">
            <text:p>Introduced in 2007, Absolut Pears is quite a newcomer in the Absolut family. And as with all talented rookies, the audience soon took it to their hearts. Probably because it’s such a good alternative to other overly sugared alternatives around.</text:p>
          </table:table-cell>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1" calcext:value-type="float">
            <text:p>31</text:p>
          </table:table-cell>
          <table:table-cell table:style-name="ce1" office:value-type="string" calcext:value-type="string">
            <text:p>Absolut Peppar 1L</text:p>
          </table:table-cell>
          <table:table-cell table:style-name="ce1" office:value-type="string" calcext:value-type="string">
            <text:p>Absolut Peppar was launched in 1986, seven years after Absolut Vodka. Besides being the first flavored vodka in the family, it was also the first flavored vodka in the world. So why pepper? Since vodka and pepper is the main ingredients in a Bloody Mary, it seemed like a good idea to make things easier for the many Bloody Mary bars popping up in Boston, New York and elsewhere at the time. The idea soon turned out as intended, both for bartenders who could now make Instant Bloody Marys, and for all the fans of the drink.</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2" calcext:value-type="float">
            <text:p>32</text:p>
          </table:table-cell>
          <table:table-cell table:style-name="ce1" office:value-type="string" calcext:value-type="string">
            <text:p>Absolut Rainbow 1L</text:p>
          </table:table-cell>
          <table:table-cell table:style-name="ce1" office:value-type="string" calcext:value-type="string">
            <text:p>Since the early 1980's, Absolut have been supporting the LGBTQ community. It is our firm belief that a colorful, diverse and respectful world is something to strive and work for. Everybody should be able to be, exactly who they are.</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3" calcext:value-type="float">
            <text:p>33</text:p>
          </table:table-cell>
          <table:table-cell table:style-name="ce1" office:value-type="string" calcext:value-type="string">
            <text:p>Absolut Raspberri 1L</text:p>
          </table:table-cell>
          <table:table-cell table:style-name="ce1" office:value-type="string" calcext:value-type="string">
            <text:p>Since wild raspberries are often found in the Swedish hillsides, nothing could be more natural than introducing Absolut Raspberri. And so it was, in 2004, 25 years after the introduction of Absolut Vodka.</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4" calcext:value-type="float">
            <text:p>34</text:p>
          </table:table-cell>
          <table:table-cell table:style-name="ce1" office:value-type="string" calcext:value-type="string">
            <text:p>Absolut Ruby Red 1L</text:p>
          </table:table-cell>
          <table:table-cell table:style-name="ce1" office:value-type="string" calcext:value-type="string">
            <text:p>Absolut Ruby Red was introduced in 2006, following the success of the other citrus flavors, Absolut Citron and Absolut Mandrin. The name Absolut Ruby Red is taken from a special kind of red grapefruit. And grapefruit is of course what it tastes like!</text:p>
          </table:table-cell>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5" calcext:value-type="float">
            <text:p>35</text:p>
          </table:table-cell>
          <table:table-cell table:style-name="ce1" office:value-type="string" calcext:value-type="string">
            <text:p>Absolut Vanilia 1L</text:p>
          </table:table-cell>
          <table:table-cell table:style-name="ce1" office:value-type="string" calcext:value-type="string">
            <text:p>Absolut Vanilia was introduced in 2003. Basically because vanilla is one of the most beloved flavors in the world. And it wasn’t long until that fact was reinforced through the instant success of Absolut Vanilia – it is almost equally popular as vanilla itself.</text:p>
          </table:table-cell>
          <table:table-cell table:style-name="ce1" office:value-type="float" office:value="49.99" calcext:value-type="float">
            <text:p>4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6" calcext:value-type="float">
            <text:p>36</text:p>
          </table:table-cell>
          <table:table-cell table:style-name="ce1" office:value-type="string" calcext:value-type="string">
            <text:p>Absolut Vodka 1L</text:p>
          </table:table-cell>
          <table:table-cell table:style-name="ce1" office:value-type="string" calcext:value-type="string">
            <text:p>Absolut Vodka was first launched in New York in 1979. It soon became the talk of the town, in the US and eventually of the world. But the recipe behind the clean and natural taste of Absolut is actually older than 30 years. So is the 18th century medicine bottle found in an antique store in Stockholm, Sweden that gave inspiration to the iconic Absolut Vodka bottle.</text:p>
          </table:table-cell>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7" calcext:value-type="float">
            <text:p>37</text:p>
          </table:table-cell>
          <table:table-cell table:style-name="ce1" office:value-type="string" calcext:value-type="string">
            <text:p>Absolut Wild Tea</text:p>
          </table:table-cell>
          <table:table-cell table:style-name="ce1" office:value-type="string" calcext:value-type="string">
            <text:p>Introduced in 2010, Absolut Wild Tea has already become a favorite in many bars and homes. The black tea from China meets a Scandinavian summer day in this premium vodka unlike nothing else. Across the world, there is an explosive consumer interest in tea, but prior to the release of Absolut Wild Tea, the flavor had been overlooked in bars. Combined with Scandinavian elderflower it brings real excitement to any drink.</text:p>
          </table:table-cell>
          <table:table-cell table:style-name="ce1" office:value-type="float" office:value="39.99" calcext:value-type="float">
            <text:p>39.99</text:p>
          </table:table-cell>
          <table:table-cell table:style-name="ce1" office:value-type="float" office:value="1" calcext:value-type="float">
            <text:p>1</text:p>
          </table:table-cell>
          <table:table-cell table:number-columns-repeated="1019"/>
        </table:table-row>
        <table:table-row table:style-name="ro1">
          <table:table-cell table:style-name="ce1" office:value-type="float" office:value="38" calcext:value-type="float">
            <text:p>38</text:p>
          </table:table-cell>
          <table:table-cell table:style-name="ce1" office:value-type="string" calcext:value-type="string">
            <text:p>Absolut World</text:p>
          </table:table-cell>
          <table:table-cell table:style-name="ce1" office:value-type="string" calcext:value-type="string">
            <text:p>We are proud to present our latest limited edition bottle exclusively for travelers. Absolut World. Absolut World has been designed in collaboration with Swedish Illustrator Kari Modén, known for her characteristically decorative, colorful and joyous style. The design is an expression of celebrating global unity and the values that unite people around the world: love, peace and togetherness. Absolut World is now available in selected airports.</text:p>
          </table:table-cell>
          <table:table-cell table:style-name="ce1" office:value-type="float" office:value="59.99" calcext:value-type="float">
            <text:p>59.99</text:p>
          </table:table-cell>
          <table:table-cell table:style-name="ce1" office:value-type="float" office:value="1" calcext:value-type="float">
            <text:p>1</text:p>
          </table:table-cell>
          <table:table-cell table:number-columns-repeated="1019"/>
        </table:table-row>
        <table:table-row table:style-name="ro1">
          <table:table-cell table:style-name="ce1" table:number-columns-repeated="4"/>
          <table:table-cell table:number-columns-repeated="1020"/>
        </table:table-row>
        <table:table-row table:style-name="ro1" table:number-rows-repeated="16">
          <table:table-cell table:style-name="ce1" table:number-columns-repeated="3"/>
          <table:table-cell table:number-columns-repeated="1021"/>
        </table:table-row>
        <table:table-row table:style-name="ro1" table:number-rows-repeated="956">
          <table:table-cell/>
          <table:table-cell table:style-name="ce1" table:number-columns-repeated="2"/>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text>.</number:text>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5">00/00/0000</text:date>, <text:time style:data-style-name="N2" text:time-value="14:58:07.04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images" style:display-name="PageStyle_images"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date>2018-05-15T15:00:07.382000000</dc:date>
    <meta:editing-duration>PT1M58S</meta:editing-duration>
    <meta:editing-cycles>4</meta:editing-cycles>
    <meta:document-statistic meta:table-count="1" meta:cell-count="135" meta:object-count="0"/>
  </office:meta>
</office:document-meta>
</file>